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stablishing an online Islamic bookshop can serve as a valuable resource for individuals seeking knowledge, inspiration, and spiritual growth within the Islamic tradition. Here are some ideas to help you create a successful and impactful Islamic bookshop:</text:p>
      <text:p text:style-name="Standard"/>
      <text:p text:style-name="Standard">1. **Diverse Book Selection**: Curate a diverse collection of Islamic books that cover a wide range of topics, including Quranic studies, Hadith, Islamic jurisprudence (Fiqh), Islamic history, spirituality, and contemporary issues. Offer books in various languages to cater to a global audience.</text:p>
      <text:p text:style-name="Standard"/>
      <text:p text:style-name="Standard">2. **Authentic and Scholarly Works**: Prioritize authentic and scholarly works written by reputable Islamic scholars and authors. Ensure that the books adhere to orthodox Islamic beliefs and teachings, and provide accurate translations and interpretations of religious texts.</text:p>
      <text:p text:style-name="Standard"/>
      <text:p text:style-name="Standard">3. **Educational Resources**: Offer educational resources such as study guides, textbooks, and reference materials for students and scholars of Islam. Provide resources for learning Arabic, memorizing the Quran, and understanding Islamic theology and philosophy.</text:p>
      <text:p text:style-name="Standard"/>
      <text:p text:style-name="Standard">4. **Children's Books**: Create a dedicated section for children's books that introduce Islamic concepts, stories, and values in a fun and engaging way. Include colorful illustrations, interactive activities, and age-appropriate content to foster a love for reading and learning from a young age.</text:p>
      <text:p text:style-name="Standard"/>
      <text:p text:style-name="Standard">5. **Digital Books and E-books**: Offer digital books and e-books for customers who prefer to read on electronic devices such as e-readers, tablets, or smartphones. Provide downloadable formats compatible with popular e-book reader apps and platforms.</text:p>
      <text:p text:style-name="Standard"/>
      <text:p text:style-name="Standard">6. **Exclusive Editions and Collections**: Partner with publishers and authors to offer exclusive editions, boxed sets, and special collections of Islamic books. Highlight limited edition prints, signed copies, and collector's items to attract book enthusiasts and collectors.</text:p>
      <text:p text:style-name="Standard"/>
      <text:p text:style-name="Standard">7. **Book Reviews and Recommendations**: Provide book reviews, summaries, and recommendations to help customers make informed purchasing decisions. Feature staff picks, bestsellers, and themed book lists to showcase popular and noteworthy titles.</text:p>
      <text:p text:style-name="Standard"/>
      <text:p text:style-name="Standard">8. **Islamic Multimedia**: Expand your product offerings to include Islamic multimedia content such as audio books, lectures, documentaries, and Islamic-themed films. Offer digital downloads or streaming services for convenient access to multimedia resources.</text:p>
      <text:p text:style-name="Standard"/>
      <text:p text:style-name="Standard">9. **Community Events and Workshops**: Organize online events, webinars, and workshops featuring authors, scholars, and experts in Islamic studies. Host book clubs, discussion groups, and virtual meetups to facilitate learning, dialogue, and community engagement.</text:p>
      <text:p text:style-name="Standard"/>
      <text:p text:style-name="Standard">10. **Islamic Gifts and Merchandise**: Enhance your product range with Islamic gifts and merchandise such as prayer mats, Islamic calligraphy, wall art, and religious artifacts. Offer gift wrapping services and customizable gift options for special occasions and holidays.</text:p>
      <text:p text:style-name="Standard"/>
      <text:p text:style-name="Standard">11. **User-Friendly Website**: Create a user-friendly website with intuitive navigation, advanced search filters, and secure payment options. Optimize your website for mobile devices to accommodate users who prefer shopping on smartphones and tablets.</text:p>
      <text:p text:style-name="Standard"/>
      <text:p text:style-name="Standard">12. **Customer Support and Feedback**: Provide responsive customer support channels, including live chat, email, and phone support, to assist customers with inquiries, orders, and returns. Encourage customers to leave reviews and feedback to improve your products and services.</text:p>
      <text:p text:style-name="Standard"/>
      <text:p text:style-name="Standard">By implementing these strategies, you can establish a reputable and comprehensive online Islamic bookshop that serves as a valuable resource for seekers of knowledge, spirituality, and inspiration within the global Muslim commun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0:24:24.377000000</meta:creation-date>
    <dc:date>2024-04-23T10:24:49.666000000</dc:date>
    <meta:editing-duration>PT25S</meta:editing-duration>
    <meta:editing-cycles>1</meta:editing-cycles>
    <meta:generator>LibreOffice/7.6.2.1$Windows_X86_64 LibreOffice_project/56f7684011345957bbf33a7ee678afaf4d2ba333</meta:generator>
    <meta:document-statistic meta:table-count="0" meta:image-count="0" meta:object-count="0" meta:page-count="1" meta:paragraph-count="14" meta:word-count="506" meta:character-count="3710" meta:non-whitespace-character-count="3218"/>
  </office:meta>
</office:document-meta>
</file>